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9F6EC123E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9e774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ac32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c32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ac32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5">2</text:span><text:span text:style-name="T3">.</text:span><text:span text:style-name="T6">3</text:span><text:span text:style-name="T3">. </text:span><text:span text:style-name="T6">Quiero retruco</text:span></text:p>
      <text:p text:style-name="P4"><text:span text:style-name="T7">La idea de esta actividad es que armes una mano de truco con la que se pueda cantar “¡quiero retruco!” Por ejemplo, una que tenga el ancho de espadas, el 7 de espadas y el 7 de oros. El escenario final debería quedar así:</text:span></text:p>
      <text:p text:style-name="P3"><draw:frame draw:style-name="fr1" draw:name="Image1" text:anchor-type="as-char" svg:width="5.292cm" svg:height="2.805cm" draw:z-index="0"><draw:image xlink:href="Pictures/100002010000012C0000009F6EC123ED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¿Cómo hacer que la computadora te dé una carta?</text:span></text:p>
            <text:p text:style-name="P7">Seguro que hay operaciones para eso. ¡A indagar!</text:p>
          </table:table-cell>
        </table:table-row>
      </table:table>
      <text:p text:style-name="P2"/>
      <text:list xml:id="list5746915597975807813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3-30T17:09:45.899000000</dc:date>
    <meta:editing-duration>PT28M52S</meta:editing-duration>
    <meta:editing-cycles>26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66" meta:character-count="355" meta:non-whitespace-character-count="293"/>
  </office:meta>
</office:document-meta>
</file>